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Lijstalinea" style:list-style-name="LFO1" style:family="paragraph">
      <style:text-properties fo:font-size="14pt" style:font-size-asian="14pt" style:font-size-complex="14pt"/>
    </style:style>
    <style:style style:name="P3" style:parent-style-name="Lijstalinea" style:list-style-name="LFO1" style:family="paragraph">
      <style:text-properties fo:font-size="14pt" style:font-size-asian="14pt" style:font-size-complex="14pt"/>
    </style:style>
    <style:style style:name="P4" style:parent-style-name="Lijstalinea" style:list-style-name="LFO1" style:family="paragraph">
      <style:text-properties fo:font-size="14pt" style:font-size-asian="14pt" style:font-size-complex="14pt"/>
    </style:style>
    <style:style style:name="P5" style:parent-style-name="Lijstalinea" style:list-style-name="LFO1" style:family="paragraph">
      <style:text-properties fo:font-size="14pt" style:font-size-asian="14pt" style:font-size-complex="14pt"/>
    </style:style>
    <style:style style:name="P6" style:parent-style-name="Lijstalinea" style:list-style-name="LFO1" style:family="paragraph">
      <style:text-properties fo:font-size="14pt" style:font-size-asian="14pt" style:font-size-complex="14pt"/>
    </style:style>
    <style:style style:name="P7" style:parent-style-name="Lijstalinea" style:list-style-name="LFO1" style:family="paragraph">
      <style:text-properties fo:font-size="14pt" style:font-size-asian="14pt" style:font-size-complex="14pt"/>
    </style:style>
    <style:style style:name="P8" style:parent-style-name="Lijstalinea" style:list-style-name="LFO1" style:family="paragraph"/>
    <style:style style:name="T9" style:parent-style-name="Standaardalinea-lettertype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ls toekomstig professional wil ik dat</text:p>
      <text:list text:style-name="LFO1" text:continue-numbering="true">
        <text:list-item>
          <text:p text:style-name="P2">De webpagina er netjes en overzichtelijk uitziet voor de gebruiker</text:p>
        </text:list-item>
        <text:list-item>
          <text:p text:style-name="P3">De webpagina bepaalde hoofdstukken niet laat zien als je er niet overheen scrolt</text:p>
        </text:list-item>
        <text:list-item>
          <text:p text:style-name="P4">Dat de webpagina een stijl heeft</text:p>
        </text:list-item>
        <text:list-item>
          <text:p text:style-name="P5">Dat foto’s en video’s snel laden op de pagina</text:p>
        </text:list-item>
        <text:list-item>
          <text:p text:style-name="P6">Ik feedback kan geven</text:p>
        </text:list-item>
        <text:list-item>
          <text:p text:style-name="P7">Er een bruikbare website is</text:p>
        </text:list-item>
        <text:list-item>
          <text:p text:style-name="P8"><text:span text:style-name="T9">Er werkende links zij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 Lassina Diaby</meta:initial-creator>
    <dc:creator>Ben Lassina Diaby</dc:creator>
    <meta:creation-date>2022-12-08T09:48:00Z</meta:creation-date>
    <dc:date>2022-12-15T08:46:00Z</dc:date>
    <meta:template xlink:href="Normal.dotm" xlink:type="simple"/>
    <meta:editing-cycles>4</meta:editing-cycles>
    <meta:editing-duration>PT1980S</meta:editing-duration>
    <meta:document-statistic meta:page-count="1" meta:paragraph-count="1" meta:word-count="52" meta:character-count="338" meta:row-count="2" meta:non-whitespace-character-count="287"/>
  </office:meta>
</office:document-meta>
</file>